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7E0000005E83BD92757A1312C17.jpg" manifest:media-type="image/jpeg"/>
  <manifest:file-entry manifest:full-path="Pictures/10000000000007E0000005E80F3E74A7DD73E935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6.9252in" svg:height="5.1937in" draw:z-index="0"><draw:image xlink:href="Pictures/10000000000007E0000005E80F3E74A7DD73E935.jpg" xlink:type="simple" xlink:show="embed" xlink:actuate="onLoad"/></draw:frame></text:p>
      <text:p text:style-name="Standard"/>
      <text:p text:style-name="Standard"><draw:frame draw:style-name="fr2" draw:name="Image2" text:anchor-type="paragraph" svg:width="6.9252in" svg:height="5.1937in" draw:z-index="1"><draw:image xlink:href="Pictures/10000000000007E0000005E83BD92757A1312C17.jp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7T23:24:49.991936511</meta:creation-date>
    <dc:date>2016-05-07T23:26:33.963015813</dc:date>
    <meta:editing-duration>PT1M44S</meta:editing-duration>
    <meta:editing-cycles>1</meta:editing-cycles>
    <meta:document-statistic meta:table-count="0" meta:image-count="2" meta:object-count="0" meta:page-count="2" meta:paragraph-count="0" meta:word-count="0" meta:character-count="0" meta:non-whitespace-character-count="0"/>
    <meta:generator>LibreOffice/5.0.5.2$Linux_X86_64 LibreOffice_project/00m0$Build-2</meta:generator>
  </office:meta>
</office:document-meta>
</file>